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officeooo:paragraph-rsid="0031d3e4"/>
    </style:style>
    <style:style style:name="P9" style:family="paragraph" style:parent-style-name="Standard" style:list-style-name="L1">
      <style:text-properties officeooo:paragraph-rsid="002e2441"/>
    </style:style>
    <style:style style:name="P10" style:family="paragraph" style:parent-style-name="Standard" style:list-style-name="L1">
      <style:text-properties style:font-name="DejaVu Sans Condensed" fo:font-size="12pt" officeooo:rsid="002280bb" officeooo:paragraph-rsid="002e2441" style:font-size-asian="12pt" style:font-size-complex="12pt"/>
    </style:style>
    <style:style style:name="P11" style:family="paragraph" style:parent-style-name="Standard" style:list-style-name="L1">
      <style:text-properties style:font-name="DejaVu Sans Condensed" fo:font-size="12pt" officeooo:rsid="00148c7a" officeooo:paragraph-rsid="002e2441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48c7a" officeooo:paragraph-rsid="002c4459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148c7a" officeooo:paragraph-rsid="002d0869" style:font-size-asian="12pt" style:font-size-complex="12pt"/>
    </style:style>
    <style:style style:name="P18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20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21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6">
      <style:text-properties style:font-name="DejaVu Sans Condensed" fo:font-size="12pt" officeooo:paragraph-rsid="002c4459" style:font-size-asian="12pt" style:font-size-complex="12pt"/>
    </style:style>
    <style:style style:name="P23" style:family="paragraph" style:parent-style-name="Standard" style:list-style-name="L14">
      <style:text-properties style:font-name="DejaVu Sans Condensed" fo:font-size="12pt" officeooo:rsid="003984d5" officeooo:paragraph-rsid="003984d5" style:font-size-asian="12pt" style:font-size-complex="12pt"/>
    </style:style>
    <style:style style:name="P24" style:family="paragraph" style:parent-style-name="Standard" style:list-style-name="L2">
      <style:text-properties officeooo:paragraph-rsid="00109aa5"/>
    </style:style>
    <style:style style:name="P25" style:family="paragraph" style:parent-style-name="Standard" style:list-style-name="L4">
      <style:text-properties officeooo:paragraph-rsid="00109aa5"/>
    </style:style>
    <style:style style:name="P26" style:family="paragraph" style:parent-style-name="Standard" style:list-style-name="L10">
      <style:text-properties officeooo:paragraph-rsid="00109aa5"/>
    </style:style>
    <style:style style:name="P27" style:family="paragraph" style:parent-style-name="Standard" style:list-style-name="L10">
      <style:text-properties officeooo:paragraph-rsid="0036fe79"/>
    </style:style>
    <style:style style:name="P28" style:family="paragraph" style:parent-style-name="Standard" style:list-style-name="L10">
      <style:text-properties officeooo:rsid="0024b081" officeooo:paragraph-rsid="0024b081"/>
    </style:style>
    <style:style style:name="P29" style:family="paragraph" style:parent-style-name="Standard" style:list-style-name="L12">
      <style:text-properties officeooo:paragraph-rsid="002d0869"/>
    </style:style>
    <style:style style:name="P30" style:family="paragraph" style:parent-style-name="Standard" style:list-style-name="L14">
      <style:text-properties officeooo:paragraph-rsid="003984d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fo:font-weight="bold" officeooo:rsid="002d0869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0ac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d086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2ce23" style:font-size-asian="12pt" style:font-size-complex="12pt"/>
    </style:style>
    <style:style style:name="T22" style:family="text">
      <style:text-properties style:font-name="DejaVu Sans Condensed" fo:font-size="12pt" officeooo:rsid="0024b081" style:font-size-asian="12pt" style:font-size-complex="12pt"/>
    </style:style>
    <style:style style:name="T23" style:family="text">
      <style:text-properties style:font-name="DejaVu Sans Condensed" fo:font-size="12pt" officeooo:rsid="0027ce53" style:font-size-asian="12pt" style:font-size-complex="12pt"/>
    </style:style>
    <style:style style:name="T24" style:family="text">
      <style:text-properties style:font-name="DejaVu Sans Condensed" fo:font-size="12pt" officeooo:rsid="00292d1e" style:font-size-asian="12pt" style:font-size-complex="12pt"/>
    </style:style>
    <style:style style:name="T25" style:family="text">
      <style:text-properties style:font-name="DejaVu Sans Condensed" fo:font-size="12pt" officeooo:rsid="0031d3e4" style:font-size-asian="12pt" style:font-size-complex="12pt"/>
    </style:style>
    <style:style style:name="T26" style:family="text">
      <style:text-properties style:font-name="DejaVu Sans Condensed" fo:font-size="12pt" officeooo:rsid="002e2441" style:font-size-asian="12pt" style:font-size-complex="12pt"/>
    </style:style>
    <style:style style:name="T27" style:family="text">
      <style:text-properties style:font-name="DejaVu Sans Condensed" fo:font-size="12pt" officeooo:rsid="002280bb" style:font-size-asian="12pt" style:font-size-complex="12pt"/>
    </style:style>
    <style:style style:name="T28" style:family="text">
      <style:text-properties style:font-name="DejaVu Sans Condensed" fo:font-size="12pt" officeooo:rsid="002f26d9" style:font-size-asian="12pt" style:font-size-complex="12pt"/>
    </style:style>
    <style:style style:name="T29" style:family="text">
      <style:text-properties style:font-name="DejaVu Sans Condensed" fo:font-size="12pt" officeooo:rsid="0033c28f" style:font-size-asian="12pt" style:font-size-complex="12pt"/>
    </style:style>
    <style:style style:name="T30" style:family="text">
      <style:text-properties style:font-name="DejaVu Sans Condensed" fo:font-size="12pt" officeooo:rsid="00351320" style:font-size-asian="12pt" style:font-size-complex="12pt"/>
    </style:style>
    <style:style style:name="T31" style:family="text">
      <style:text-properties style:font-name="DejaVu Sans Condensed" fo:font-size="12pt" officeooo:rsid="0036fe79" style:font-size-asian="12pt" style:font-size-complex="12pt"/>
    </style:style>
    <style:style style:name="T32" style:family="text">
      <style:text-properties style:font-name="DejaVu Sans Condensed" fo:font-size="12pt" officeooo:rsid="003984d5" style:font-size-asian="12pt" style:font-size-complex="12pt"/>
    </style:style>
    <style:style style:name="T33" style:family="text">
      <style:text-properties officeooo:rsid="001ead95"/>
    </style:style>
    <style:style style:name="T34" style:family="text">
      <style:text-properties officeooo:rsid="0020acb9"/>
    </style:style>
    <style:style style:name="T35" style:family="text">
      <style:text-properties officeooo:rsid="002280bb"/>
    </style:style>
    <style:style style:name="T36" style:family="text">
      <style:text-properties officeooo:rsid="0026a3a3"/>
    </style:style>
    <style:style style:name="T37" style:family="text">
      <style:text-properties officeooo:rsid="0027ce53"/>
    </style:style>
    <style:style style:name="T38" style:family="text">
      <style:text-properties fo:font-weight="normal" officeooo:rsid="002c86e1" style:font-weight-asian="normal" style:font-weight-complex="normal"/>
    </style:style>
    <style:style style:name="T39" style:family="text">
      <style:text-properties officeooo:rsid="002d0869"/>
    </style:style>
    <style:style style:name="T40" style:family="text">
      <style:text-properties officeooo:rsid="002f4ea7"/>
    </style:style>
    <style:style style:name="T41" style:family="text">
      <style:text-properties officeooo:rsid="0030a825"/>
    </style:style>
    <style:style style:name="T42" style:family="text">
      <style:text-properties officeooo:rsid="0031d3e4"/>
    </style:style>
    <style:style style:name="T43" style:family="text">
      <style:text-properties officeooo:rsid="0038e3e7"/>
    </style:style>
    <style:style style:name="T44" style:family="text">
      <style:text-properties style:text-line-through-style="none" style:text-line-through-type="none" style:font-name="DejaVu Sans Condensed" fo:font-size="12pt" officeooo:rsid="0020acb9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2d0869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officeooo:rsid="00292d1e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officeooo:rsid="0027517e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officeooo:rsid="0038e3e7" style:font-size-asian="12pt" style:font-size-complex="12pt"/>
    </style:style>
    <style:style style:name="T49" style:family="text">
      <style:text-properties style:text-line-through-style="none" style:text-line-through-type="none" style:font-name="DejaVu Sans Condensed" fo:font-size="12pt" officeooo:rsid="0024b081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40">1</text:span><text:span text:style-name="T41">0</text:span><text:span text:style-name="T33">2 - </text:span><text:span text:style-name="T40">Controls - </text:span>Throttle <text:span text:style-name="T1">Grip</text:span></text:p>
      <text:p text:style-name="P6">U=Up, D=Down, F=Forward, B=Backward, L=Left, R=Right, P=Press, S-*=Shift-<text:span text:style-name="T11">*</text:span>, L-*=Long-<text:span text:style-name="T11">*</text:span></text:p>
      <text:p text:style-name="P6"/>
      <text:p text:style-name="P7"><text:span text:style-name="T13">Top</text:span><text:span text:style-name="T14"> </text:span><text:span text:style-name="T15">H</text:span><text:span text:style-name="T14">at -- </text:span><text:span text:style-name="T16">Countermeasures</text:span></text:p>
      <text:list xml:id="list1156769081" text:style-name="L1">
        <text:list-item>
          <text:p text:style-name="P10">U: <text:span text:style-name="T42">Decoy Release Program 01 </text:span>(6 bundles of chaff, 0.5 sec interval)</text:p>
        </text:list-item>
        <text:list-item>
          <text:p text:style-name="P8"><text:span text:style-name="T27">D: </text:span><text:span text:style-name="T25">Decoy Release Program 04</text:span><text:span text:style-name="T27"> (1 flare)</text:span></text:p>
        </text:list-item>
        <text:list-item>
          <text:p text:style-name="P9"><text:span text:style-name="T20">F: </text:span><text:span text:style-name="T25">Decoy </text:span><text:span text:style-name="T26">PANIC </text:span><text:span text:style-name="T25">release</text:span><text:span text:style-name="T26">(6x chaff, 3x flares)</text:span></text:p>
        </text:list-item>
        <text:list-item>
          <text:p text:style-name="P11">B: <text:span text:style-name="T42">Decoy Program release (</text:span><text:span text:style-name="T35">Dispense</text:span><text:span text:style-name="T42"> selected</text:span><text:span text:style-name="T35"> countermeasures program</text:span><text:span text:style-name="T42">)</text:span></text:p>
        </text:list-item>
        <text:list-item>
          <text:p text:style-name="P9"><text:span text:style-name="T27">P: Jammer Activate/Standby toggle </text:span><text:span text:style-name="T28">(ECM light </text:span><text:span text:style-name="T29">under</text:span><text:span text:style-name="T28"> RWR </text:span><text:span text:style-name="T30">turns</text:span><text:span text:style-name="T28"> on)</text:span></text:p>
        </text:list-item>
      </text:list>
      <text:p text:style-name="P1"><text:span text:style-name="T2">Top</text:span> <text:span text:style-name="T12">H</text:span>at <text:span text:style-name="T12">Ri</text:span>ng</text:p>
      <text:list xml:id="list3744436273" text:style-name="L2">
        <text:list-item>
          <text:p text:style-name="P24"><text:span text:style-name="T19">F/B</text:span><text:span text:style-name="T20">: --</text:span></text:p>
        </text:list-item>
      </text:list>
      <text:p text:style-name="P1"><text:span text:style-name="T2">Middle </text:span><text:span text:style-name="T12">H</text:span><text:span text:style-name="T2">at</text:span> -- Comm<text:span text:style-name="T3">unications</text:span></text:p>
      <text:list xml:id="list2424121743" text:style-name="L3">
        <text:list-item>
          <text:p text:style-name="P19">U: (SRS radio 1 PTT)</text:p>
        </text:list-item>
        <text:list-item>
          <text:p text:style-name="P19">D: (SRS radio 2 PTT)</text:p>
        </text:list-item>
      </text:list>
      <text:p text:style-name="P4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828593641" text:style-name="L4">
        <text:list-item>
          <text:p text:style-name="P25"><text:span text:style-name="T20">F: Extend speedbrakes (</text:span><text:span text:style-name="T21">single press full extends</text:span><text:span text:style-name="T20">)</text:span></text:p>
        </text:list-item>
        <text:list-item>
          <text:p text:style-name="P12">B: Retract speedbrakes (single press fully retracts)</text:p>
        </text:list-item>
      </text:list>
      <text:p text:style-name="P3"><text:span text:style-name="T2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xml:id="list696763125" text:style-name="L5">
        <text:list-item>
          <text:p text:style-name="P13">P: <text:span text:style-name="T34">Magic missile unlock, NAV update</text:span></text:p>
        </text:list-item>
      </text:list>
      <text:p text:style-name="P4"><text:span text:style-name="T4">R</text:span><text:span text:style-name="T5">ear </text:span><text:span text:style-name="T7">T</text:span><text:span text:style-name="T5">humb </text:span><text:span text:style-name="T7">B</text:span><text:span text:style-name="T5">utton -- </text:span><text:span text:style-name="T9">(normally </text:span><text:span text:style-name="T5">Cage/uncage button</text:span><text:span text:style-name="T9">)</text:span></text:p>
      <text:list xml:id="list2332215384" text:style-name="L6">
        <text:list-item>
          <text:p text:style-name="P22"><text:span text:style-name="T2">P: </text:span><text:span text:style-name="T34">Magic slave, AG designate, INS position update</text:span></text:p>
        </text:list-item>
      </text:list>
      <text:p text:style-name="P3"><text:span text:style-name="T2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xml:id="list3858091997" text:style-name="L7">
        <text:list-item>
          <text:p text:style-name="P14">P: --</text:p>
        </text:list-item>
      </text:list>
      <text:p text:style-name="P3"><text:span text:style-name="T2">M</text:span><text:span text:style-name="T10">inistick -- </text:span><text:span text:style-name="T3">"</text:span><text:span text:style-name="T10">TDC/</text:span><text:span text:style-name="T3">Throttle Designator Controller"</text:span></text:p>
      <text:list xml:id="list3969945090" text:style-name="L8">
        <text:list-item>
          <text:p text:style-name="P20">Axes: T<text:span text:style-name="T34">DC slew</text:span></text:p>
        </text:list-item>
      </text:list>
      <text:list xml:id="list155944680" text:style-name="L9">
        <text:list-item>
          <text:p text:style-name="P15">P: TDC <text:span text:style-name="T34">press</text:span></text:p>
        </text:list-item>
      </text:list>
      <text:p text:style-name="P1"><text:span text:style-name="T2">Middle </text:span><text:span text:style-name="T12">F</text:span><text:span text:style-name="T2">inger </text:span><text:span text:style-name="T12">H</text:span><text:span text:style-name="T2">at</text:span> -- <text:span text:style-name="T34">Radar </text:span><text:span text:style-name="T37">scan lines</text:span><text:span text:style-name="T36">, elevation, </text:span><text:span text:style-name="T39">azimuth</text:span></text:p>
      <text:list xml:id="list1698593409" text:style-name="L10">
        <text:list-item>
          <text:p text:style-name="P28"><text:span text:style-name="T22">U/</text:span><text:span text:style-name="T18">D: Radar elevation increase/decrease</text:span></text:p>
        </text:list-item>
        <text:list-item>
          <text:p text:style-name="P26"><text:span text:style-name="T22">L</text:span><text:span text:style-name="T20">/</text:span><text:span text:style-name="T23">P/</text:span><text:span text:style-name="T22">R</text:span><text:span text:style-name="T20">: Radar </text:span><text:span text:style-name="T23">scan lines 1/2/4</text:span><text:span text:style-name="T31"> (bars)</text:span></text:p>
        </text:list-item>
        <text:list-item>
          <text:p text:style-name="P27"><text:span text:style-name="T24">S-</text:span><text:span text:style-name="T31">L</text:span><text:span text:style-name="T24">: Radar scan azimuth </text:span><text:span text:style-name="T31">switch Wider (15 -&gt; 30 -&gt; 60)</text:span></text:p>
        </text:list-item>
        <text:list-item>
          <text:p text:style-name="P27"><text:span text:style-name="T24">S-R: Radar scan azimuth </text:span><text:span text:style-name="T31">switch Narrower (60 -&gt; 30 -&gt; 15)</text:span></text:p>
        </text:list-item>
      </text:list>
      <text:p text:style-name="P3"><text:span text:style-name="T2">Ring </text:span><text:span text:style-name="T12">F</text:span><text:span text:style-name="T2">inger </text:span><text:span text:style-name="T12">S</text:span><text:span text:style-name="T10">lider</text:span></text:p>
      <text:list xml:id="list4018015154" text:style-name="L11">
        <text:list-item>
          <text:p text:style-name="P16">U/D: --</text:p>
        </text:list-item>
      </text:list>
      <text:p text:style-name="P7"><text:span text:style-name="T13">P</text:span><text:span text:style-name="T14">inky </text:span><text:span text:style-name="T15">S</text:span><text:span text:style-name="T13">witch</text:span><text:span text:style-name="T14"> -- </text:span><text:span text:style-name="T17">Radar PRF, TWS/STT mode</text:span></text:p>
      <text:list xml:id="list1983335856" text:style-name="L12">
        <text:list-item>
          <text:p text:style-name="P29"><text:span text:style-name="T44">U/</text:span><text:span text:style-name="T45">D</text:span><text:span text:style-name="T44">: </text:span><text:span text:style-name="T46">Radar </text:span><text:span text:style-name="T47">PRF switch </text:span><text:span text:style-name="T48">up/down</text:span><text:span text:style-name="T49">: HFR (High, longer range, </text:span><text:span text:style-name="T46">notch</text:span><text:span text:style-name="T49">), ENT (Interleaved), BFR (Low, shorter range, </text:span><text:span text:style-name="T46">no notch</text:span><text:span text:style-name="T49">, </text:span><text:span text:style-name="T46">can't lock targets</text:span><text:span text:style-name="T49">)</text:span></text:p>
        </text:list-item>
        <text:list-item>
          <text:p text:style-name="P17">P: <text:span text:style-name="T43">STT/TWS </text:span><text:span text:style-name="T38">Toggle (shown on radar screen: PID = TWS, PIC = STT)</text:span></text:p>
        </text:list-item>
      </text:list>
      <text:p text:style-name="P1"><text:span text:style-name="T2">P</text:span>inky <text:span text:style-name="T12">B</text:span>utton</text:p>
      <text:list xml:id="list1907938768" text:style-name="L13">
        <text:list-item>
          <text:p text:style-name="P21">P: --</text:p>
        </text:list-item>
      </text:list>
      <text:p text:style-name="P1">Pinky <text:span text:style-name="T12">W</text:span>heel</text:p>
      <text:list xml:id="list526834477" text:style-name="L14">
        <text:list-item>
          <text:p text:style-name="P30"><text:span text:style-name="T19">F</text:span><text:span text:style-name="T32">: Navigation lights toggle</text:span></text:p>
        </text:list-item>
        <text:list-item>
          <text:p text:style-name="P30"><text:span text:style-name="T19">B</text:span><text:span text:style-name="T20">:</text:span><text:span text:style-name="T32"> Formation lights toggle</text:span></text:p>
        </text:list-item>
        <text:list-item>
          <text:p text:style-name="P18">P: <text:span text:style-name="T34">Anti-collision lights toggle</text:span></text:p>
        </text:list-item>
        <text:list-item>
          <text:p text:style-name="P23">S-P: Landing lights toggle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18:58:01.278000000</dc:date>
    <meta:editing-duration>PT6H52M24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2" meta:word-count="277" meta:character-count="1554" meta:non-whitespace-character-count="1346"/>
  </office:meta>
</office:document-meta>
</file>